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 style:writing-mode="page"/>
    </style:style>
    <style:style style:name="Tableau1.A" style:family="table-column">
      <style:table-column-properties style:column-width="1.499cm" style:rel-column-width="5171*"/>
    </style:style>
    <style:style style:name="Tableau1.B" style:family="table-column">
      <style:table-column-properties style:column-width="8.001cm" style:rel-column-width="27596*"/>
    </style:style>
    <style:style style:name="Tableau1.D" style:family="table-column">
      <style:table-column-properties style:column-width="8.001cm" style:rel-column-width="27597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fo:font-size="14pt" fo:font-weight="bold" officeooo:rsid="0018c3dc" officeooo:paragraph-rsid="0018c3dc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officeooo:rsid="0018c3dc" officeooo:paragraph-rsid="00232a2c"/>
    </style:style>
    <style:style style:name="P3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officeooo:rsid="0018c3dc" officeooo:paragraph-rsid="00260ba7"/>
    </style:style>
    <style:style style:name="P4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officeooo:rsid="0018c3dc" officeooo:paragraph-rsid="00275ed7"/>
    </style:style>
    <style:style style:name="P5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style:font-name="Liberation Serif" fo:font-style="normal" officeooo:rsid="002535d4" officeooo:paragraph-rsid="002535d4"/>
    </style:style>
    <style:style style:name="P6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style:font-name="Liberation Serif" fo:font-style="normal" fo:font-weight="bold" officeooo:rsid="002535d4" officeooo:paragraph-rsid="002535d4" style:font-weight-asian="bold" style:font-weight-complex="bold"/>
    </style:style>
    <style:style style:name="P7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style:font-name="Liberation Serif" fo:font-style="normal" officeooo:rsid="001d612b" officeooo:paragraph-rsid="00232a2c"/>
    </style:style>
    <style:style style:name="P8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style:font-name="Liberation Serif" fo:font-style="normal" officeooo:rsid="001d612b" officeooo:paragraph-rsid="0025d8ae"/>
    </style:style>
    <style:style style:name="P9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fo:font-weight="bold" officeooo:rsid="0025d8ae" officeooo:paragraph-rsid="00260ba7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535d4" officeooo:paragraph-rsid="002535d4"/>
    </style:style>
    <style:style style:name="P11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18c3dc" officeooo:paragraph-rsid="0018c3dc"/>
    </style:style>
    <style:style style:name="P12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5d8ae" officeooo:paragraph-rsid="0025d8ae"/>
    </style:style>
    <style:style style:name="P13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5d8ae" officeooo:paragraph-rsid="0029dc67"/>
    </style:style>
    <style:style style:name="P14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fo:font-weight="bold" officeooo:rsid="0025d8ae" officeooo:paragraph-rsid="0025d8ae" style:font-weight-asian="bold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5d8ae" officeooo:paragraph-rsid="0029dc67" style:font-weight-asian="bold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60ba7" officeooo:paragraph-rsid="0029dc67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ea5f" officeooo:paragraph-rsid="0029dc67"/>
    </style:style>
    <style:style style:name="P18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0ba7" officeooo:paragraph-rsid="0025d8ae"/>
    </style:style>
    <style:style style:name="P19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0ba7" officeooo:paragraph-rsid="00260ba7"/>
    </style:style>
    <style:style style:name="P20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0ba7" officeooo:paragraph-rsid="0029dc67"/>
    </style:style>
    <style:style style:name="P21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fo:font-weight="bold" officeooo:rsid="0025d8ae" officeooo:paragraph-rsid="0025d8ae" style:font-weight-asian="bold" style:font-weight-complex="bold"/>
    </style:style>
    <style:style style:name="P22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officeooo:rsid="00260ba7" officeooo:paragraph-rsid="0029dc67"/>
    </style:style>
    <style:style style:name="P23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officeooo:paragraph-rsid="0029dc67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6ea5f" officeooo:paragraph-rsid="0029dc67" style:font-weight-asian="bold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6ea5f" officeooo:paragraph-rsid="002b071a" style:font-weight-asian="bold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5d8ae" officeooo:paragraph-rsid="0029dc67" style:font-weight-asian="bold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5d8ae" officeooo:paragraph-rsid="002b071a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fo:font-weight="bold" officeooo:rsid="0025d8ae" officeooo:paragraph-rsid="002b071a" style:font-weight-asian="bold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60ba7" officeooo:paragraph-rsid="002b071a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5d8ae" officeooo:paragraph-rsid="002b071a"/>
    </style:style>
    <style:style style:name="P31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535d4" officeooo:paragraph-rsid="002b071a"/>
    </style:style>
    <style:style style:name="P32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18c3dc" officeooo:paragraph-rsid="002b071a"/>
    </style:style>
    <style:style style:name="P33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ea5f" officeooo:paragraph-rsid="002b071a"/>
    </style:style>
    <style:style style:name="P34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0ba7" officeooo:paragraph-rsid="002b071a"/>
    </style:style>
    <style:style style:name="P35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fo:font-weight="bold" officeooo:rsid="0025d8ae" officeooo:paragraph-rsid="002b071a" style:font-weight-asian="bold" style:font-weight-complex="bold"/>
    </style:style>
    <style:style style:name="P36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officeooo:rsid="00260ba7" officeooo:paragraph-rsid="002b071a"/>
    </style:style>
    <style:style style:name="P37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officeooo:paragraph-rsid="002b071a"/>
    </style:style>
    <style:style style:name="P38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style:font-name="Liberation Serif" fo:font-style="normal" officeooo:rsid="002535d4" officeooo:paragraph-rsid="002b071a"/>
    </style:style>
    <style:style style:name="P39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style:font-name="Liberation Serif" fo:font-style="normal" fo:font-weight="bold" officeooo:rsid="002535d4" officeooo:paragraph-rsid="002b071a" style:font-weight-asian="bold" style:font-weight-complex="bold"/>
    </style:style>
    <style:style style:name="P40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style:font-name="Liberation Serif" fo:font-style="normal" officeooo:rsid="001d612b" officeooo:paragraph-rsid="002b071a"/>
    </style:style>
    <style:style style:name="P41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officeooo:rsid="0018c3dc" officeooo:paragraph-rsid="002b071a"/>
    </style:style>
    <style:style style:name="T1" style:family="text">
      <style:text-properties style:font-name="Liberation Serif" fo:font-style="normal"/>
    </style:style>
    <style:style style:name="T2" style:family="text">
      <style:text-properties style:font-name="Liberation Serif" fo:font-style="normal" officeooo:rsid="001d612b"/>
    </style:style>
    <style:style style:name="T3" style:family="text">
      <style:text-properties style:font-name="Liberation Serif" fo:font-style="normal" officeooo:rsid="0022b2d9"/>
    </style:style>
    <style:style style:name="T4" style:family="text">
      <style:text-properties style:font-name="Liberation Serif" fo:font-style="normal" officeooo:rsid="00232a2c"/>
    </style:style>
    <style:style style:name="T5" style:family="text">
      <style:text-properties style:font-name="Liberation Serif" fo:font-style="normal" officeooo:rsid="001d808d"/>
    </style:style>
    <style:style style:name="T6" style:family="text">
      <style:text-properties style:font-name="Liberation Serif" fo:font-style="normal" officeooo:rsid="001f4333"/>
    </style:style>
    <style:style style:name="T7" style:family="text">
      <style:text-properties style:font-name="Liberation Serif" fo:font-style="normal" officeooo:rsid="00247e40"/>
    </style:style>
    <style:style style:name="T8" style:family="text">
      <style:text-properties style:font-name="Liberation Serif" fo:font-style="normal" officeooo:rsid="0025d8ae"/>
    </style:style>
    <style:style style:name="T9" style:family="text">
      <style:text-properties style:font-name="Liberation Serif" fo:font-style="normal" officeooo:rsid="00260ba7"/>
    </style:style>
    <style:style style:name="T10" style:family="text">
      <style:text-properties style:font-name="Liberation Serif" fo:font-style="normal" officeooo:rsid="0026ea5f"/>
    </style:style>
    <style:style style:name="T11" style:family="text">
      <style:text-properties style:font-name="Liberation Serif" fo:font-style="normal" officeooo:rsid="00275ed7"/>
    </style:style>
    <style:style style:name="T12" style:family="text">
      <style:text-properties officeooo:rsid="001ca194"/>
    </style:style>
    <style:style style:name="T13" style:family="text">
      <style:text-properties officeooo:rsid="00247e40"/>
    </style:style>
    <style:style style:name="T14" style:family="text">
      <style:text-properties officeooo:rsid="0025d8ae"/>
    </style:style>
    <style:style style:name="T15" style:family="text">
      <style:text-properties officeooo:rsid="002eb36b"/>
    </style:style>
    <style:style style:name="T16" style:family="text">
      <style:text-properties officeooo:rsid="002ab377"/>
    </style:style>
    <style:style style:name="T17" style:family="text">
      <style:text-properties officeooo:rsid="002e81cd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s <text:span text:style-name="T12">de calcul</text:span> <text:span text:style-name="T12">avec Aplusix web</text:span></text:p>
      <text:p text:style-name="Standard"/>
      <text:p text:style-name="P9">1) Première connexion :</text:p>
      <text:p text:style-name="P3">Sur internet, alle<text:span text:style-name="T13">r</text:span> sur : tfontanet/seconde/<text:span text:style-name="T12">Aplusix web</text:span><text:span text:style-name="T1"> (en haut) :</text:span></text:p>
      <text:p text:style-name="P2"><text:span text:style-name="T3">Si vous avez </text:span><text:span text:style-name="T4">le</text:span><text:span text:style-name="T3"> message : « Voulez-vous continuer votre travail du... », cl</text:span><text:span text:style-name="T4">iquer sur</text:span><text:span text:style-name="T3"> « N</text:span><text:span text:style-name="T11">e plus me le proposer</text:span><text:span text:style-name="T3"> »</text:span></text:p>
      <text:p text:style-name="P7">Attendre la « Préparation des données »</text:p>
      <text:p text:style-name="P2"><text:span text:style-name="T2">Choisir « Connexion et enregistrement du travail sur internet »,<text:line-break/></text:span><text:span text:style-name="T4">puis e</text:span><text:span text:style-name="T1">ntre</text:span><text:span text:style-name="T7">r</text:span><text:span text:style-name="T1"> votre email et choisi</text:span><text:span text:style-name="T7">r</text:span><text:span text:style-name="T1"> un mot de passe (à noter sur votre agenda pour ne pas l’oublier!)</text:span></text:p>
      <text:p text:style-name="P2"><text:span text:style-name="T9">C</text:span><text:span text:style-name="T3">hoisir « Créer un compte »,<text:line-break/></text:span><text:span text:style-name="T4">puis u</text:span><text:span text:style-name="T1">ne fois connecté, </text:span><text:span text:style-name="T5">clique</text:span><text:span text:style-name="T7">r</text:span><text:span text:style-name="T1"> sur </text:span><text:span text:style-name="T5">les 3 barres horizontales</text:span><text:span text:style-name="T1"> </text:span><text:span text:style-name="T5">en haut à droite</text:span><text:span text:style-name="T1">,<text:line-break/></text:span><text:span text:style-name="T4">c</text:span><text:span text:style-name="T6">hoisir</text:span><text:span text:style-name="T1"> « </text:span><text:span text:style-name="T6">Tuteur</text:span><text:span text:style-name="T1"> », </text:span><text:span text:style-name="T6">puis « Fournir l’email du tuteur », entrer « tfontanetapx@outlook.fr », </text:span><text:span text:style-name="T7">puis « Ok »</text:span></text:p>
      <text:p text:style-name="P5">Cliquer sur l’email (en haut) et se déconnecter</text:p>
      <text:p text:style-name="P38"/>
      <text:p text:style-name="P39"><text:span text:style-name="T14">2) </text:span><text:span text:style-name="T17">Connexions suivantes</text:span> :</text:p>
      <text:p text:style-name="P41"><text:span text:style-name="T3">Si vous avez </text:span><text:span text:style-name="T4">le</text:span><text:span text:style-name="T3"> message : « Voulez-vous continuer votre travail du... », cl</text:span><text:span text:style-name="T4">iquer sur</text:span><text:span text:style-name="T3"> « N</text:span><text:span text:style-name="T11">e plus me le proposer</text:span><text:span text:style-name="T3"> »</text:span></text:p>
      <text:p text:style-name="P40">Attendre la « Préparation des données »</text:p>
      <text:p text:style-name="P40">Choisir « Connexion et enregistrement du travail sur internet »</text:p>
      <text:p text:style-name="P31">Lors du message « Voulez-vous envoyer un email à votre tuteur... », cliquer sur « oui »</text:p>
      <text:p text:style-name="P31">Faire les exercices, en vérifiant que le « pourcentage de résolu » (en haut) évolue normalement</text:p>
      <text:p text:style-name="P32"/>
      <text:p text:style-name="P35"><text:span text:style-name="T1">Raccourcis clavier :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 table:style-name="TableLine94777918491840">
          <table:table-cell table:style-name="Tableau1.A1" office:value-type="string">
            <text:p text:style-name="P29">entrée</text:p>
            <text:p text:style-name="P25">^</text:p>
            <text:p text:style-name="P27">rac</text:p>
          </table:table-cell>
          <table:table-cell table:style-name="Tableau1.A1" office:value-type="string">
            <text:p text:style-name="P36"><text:span text:style-name="T1">duplique la dernière lign</text:span><text:span text:style-name="T10">e</text:span></text:p>
            <text:p text:style-name="P33"><text:span text:style-name="T14">se transforme en</text:span> puissance</text:p>
            <text:p text:style-name="P37"><text:span text:style-name="T8">se transforme en </text:span><draw:frame draw:style-name="fr1" draw:name="Objet3" text:anchor-type="as-char" svg:y="-0.415cm" svg:width="0.794cm" svg:height="0.504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A1" office:value-type="string">
            <text:p text:style-name="P27">&lt;&gt;</text:p>
            <text:p text:style-name="P27">pi</text:p>
          </table:table-cell>
          <table:table-cell table:style-name="Tableau1.A1" office:value-type="string">
            <text:p text:style-name="P30">se transforme en ≠</text:p>
            <text:p text:style-name="P34">se transforme en π</text:p>
          </table:table-cell>
        </table:table-row>
      </table:table>
      <text:p text:style-name="P34"/>
      <text:p text:style-name="P28">Remarque :</text:p>
      <text:p text:style-name="P30">Pour Aplusix, l'écriture <draw:frame draw:style-name="fr1" draw:name="Objet1" text:anchor-type="as-char" svg:y="-0.437cm" svg:width="1.244cm" svg:height="0.52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/><text:span text:style-name="T15">n’est pas</text:span> un résultat <text:span text:style-name="T15">final</text:span> car il attend 7<text:span text:style-name="T16">2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8T09:51:09.506000000</meta:creation-date>
    <dc:date>2021-10-02T10:51:55.587910523</dc:date>
    <meta:editing-duration>PT1H32M20S</meta:editing-duration>
    <meta:editing-cycles>18</meta:editing-cycles>
    <meta:generator>LibreOffice/7.1.6.2$Linux_X86_64 LibreOffice_project/10$Build-2</meta:generator>
    <meta:document-statistic meta:table-count="1" meta:image-count="0" meta:object-count="2" meta:page-count="1" meta:paragraph-count="27" meta:word-count="242" meta:character-count="1340" meta:non-whitespace-character-count="1123"/>
  </office:meta>
</office:document-meta>
</file>

<file path=Object 1/content.xml><?xml version="1.0" encoding="utf-8"?>
<math xmlns="http://www.w3.org/1998/Math/MathML" display="block">
  <semantics>
    <mrow>
      <msup>
        <mn>3</mn>
        <mn>2</mn>
      </msup>
      <mo stretchy="false">×</mo>
      <msup>
        <mn>2</mn>
        <mn>3</mn>
      </msup>
    </mrow>
    <annotation encoding="StarMath 5.0">{3}^{2} times {2}^{3}</annotation>
  </semantics>
</math>
</file>

<file path=Object 2/content.xml><?xml version="1.0" encoding="utf-8"?>
<math xmlns="http://www.w3.org/1998/Math/MathML" display="block">
  <semantics>
    <msqrt>
      <mspace width="4em"/>
    </msqrt>
    <annotation encoding="StarMath 5.0">sqrt{ ~ ~ }</annotation>
  </semantics>
</math>
</file>